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P15" style:parent-style-name="Standard" style:family="paragraph">
      <style:paragraph-properties fo:text-align="start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style:text-position="super 66.6%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48C, Quiz<text:s/></text:span><text:span text:style-name="T8">7</text:span></text:p>
      <text:p text:style-name="Standard"/>
      <text:p text:style-name="P9">A- Read all the quiz once, or twice, before beginning to write. Make sure to comprehend all questions and start with those you feel most confident in.</text:p>
      <text:p text:style-name="P10">B – Be clear and concise. There are no extra points for being verbose or writing extra.</text:p>
      <text:p text:style-name="P11">C –Only use the white pages that I will provide. You have 60 minutes to answer the quiz.</text:p>
      <text:p text:style-name="P12">---------------------------------------------------------------------------------------------------------------------------</text:p>
      <text:p text:style-name="Standard"/>
      <text:p text:style-name="Standard"><text:span text:style-name="T13">Problem 1<text:s/></text:span>(Halliday, Resnik, Walker)</text:p>
      <text:p text:style-name="Standard"/>
      <text:p text:style-name="Standard">A spring in a viscous fluid functions as a damped oscillator. In fact, this is how car suspension works. Consider a spring with spring constant<text:span text:style-name="T14"><text:s/>k<text:s/></text:span>and a fluid with drag<text:s/><draw:frame draw:style-name="a0" text:anchor-type="as-char" svg:x="0in" svg:y="0in" svg:width="0.10417in" svg:height="0.19792in" style:rel-width="scale" style:rel-height="scale"><draw:object xlink:href="Object 1/" xlink:type="simple" xlink:show="embed" xlink:actuate="onLoad"/></draw:frame>. Derive the equation for the damped oscillartor by followin these steps:</text:p>
      <text:p text:style-name="Standard"/>
      <text:p text:style-name="Standard">(a) Set up Newton’s second law (the equation of motion):</text:p>
      <text:p text:style-name="Standard"/>
      <text:p text:style-name="P15"><draw:frame draw:style-name="a1" text:anchor-type="as-char" svg:x="0in" svg:y="0in" svg:width="1.76042in" svg:height="0.19792in" style:rel-width="scale" style:rel-height="scale"><draw:object xlink:href="Object 2/" xlink:type="simple" xlink:show="embed" xlink:actuate="onLoad"/></draw:frame></text:p>
      <text:p text:style-name="Standard"/>
      <text:p text:style-name="Standard">(b) Solve for x(t) (remember this is a differential equation, and hence x is a function of time. Hint: assume that x takes the form<text:s/><draw:frame draw:style-name="a2" text:anchor-type="as-char" svg:x="0in" svg:y="0in" svg:width="0.86458in" svg:height="0.20833in" style:rel-width="scale" style:rel-height="scale"><draw:object xlink:href="Object 3/" xlink:type="simple" xlink:show="embed" xlink:actuate="onLoad"/></draw:frame><text:s/>and solve for<text:s/><draw:frame draw:style-name="a3" text:anchor-type="as-char" svg:x="0in" svg:y="0in" svg:width="0.125in" svg:height="0.19792in" style:rel-width="scale" style:rel-height="scale"><draw:object xlink:href="Object 4/" xlink:type="simple" xlink:show="embed" xlink:actuate="onLoad"/></draw:frame>.</text:p>
      <text:p text:style-name="Standard"/>
      <text:p text:style-name="Standard">Hint: The quadratic formula is<text:s/><draw:frame draw:style-name="a4" text:anchor-type="as-char" svg:x="0in" svg:y="0in" svg:width="1.46875in" svg:height="0.42708in" style:rel-width="scale" style:rel-height="scale"><draw:object xlink:href="Object 5/" xlink:type="simple" xlink:show="embed" xlink:actuate="onLoad"/></draw:frame><text:s/>where the quadratic equation is<text:s/><draw:frame draw:style-name="a5" text:anchor-type="as-char" svg:x="0in" svg:y="0in" svg:width="1.23958in" svg:height="0.19792in" style:rel-width="scale" style:rel-height="scale"><draw:object xlink:href="Object 6/" xlink:type="simple" xlink:show="embed" xlink:actuate="onLoad"/></draw:frame></text:p>
      <text:p text:style-name="Standard"/>
      <text:p text:style-name="Standard">You have to show that<text:s/><draw:frame draw:style-name="a6" text:anchor-type="as-char" svg:x="0in" svg:y="0in" svg:width="1.78125in" svg:height="0.59375in" style:rel-width="scale" style:rel-height="scale"><draw:object xlink:href="Object 7/" xlink:type="simple" xlink:show="embed" xlink:actuate="onLoad"/></draw:frame></text:p>
      <text:p text:style-name="Standard"/>
      <text:p text:style-name="Standard">(c) Consider that the car gets a kicked by a hole on the road going at 0.05 m/s, and that this motion translates to the vertical motion of the car. Moreover,<text:s/><draw:frame draw:style-name="a7" text:anchor-type="as-char" svg:x="0in" svg:y="0in" svg:width="0.97917in" svg:height="0.19792in" style:rel-width="scale" style:rel-height="scale"><draw:object xlink:href="Object 8/" xlink:type="simple" xlink:show="embed" xlink:actuate="onLoad"/></draw:frame>,<text:s/><draw:frame draw:style-name="a8" text:anchor-type="as-char" svg:x="0in" svg:y="0in" svg:width="0.92708in" svg:height="0.40625in" style:rel-width="scale" style:rel-height="scale"><draw:object xlink:href="Object 9/" xlink:type="simple" xlink:show="embed" xlink:actuate="onLoad"/></draw:frame><text:s/>and the mass of the car is 2000 kg. Will the car successfully damp the effects of the<text:s/>hole,<text:s/>or will it be too rigid? Or will it be too bouncy afterward?</text:p>
      <text:p text:style-name="Standard"/>
      <text:p text:style-name="P16">Problem 2</text:p>
      <text:p text:style-name="P17"/>
      <text:p text:style-name="Standard">Consider a simple harmonic oscillator whose motion is described by:</text:p>
      <text:p text:style-name="Standard"/>
      <text:p text:style-name="P18"><draw:frame draw:style-name="a9" text:anchor-type="as-char" svg:x="0in" svg:y="0in" svg:width="2.28125in" svg:height="0.20833in" style:rel-width="scale" style:rel-height="scale"><draw:object xlink:href="Object 10/" xlink:type="simple" xlink:show="embed" xlink:actuate="onLoad"/></draw:frame></text:p>
      <text:p text:style-name="Standard"/>
      <text:p text:style-name="Standard">Where 3 and 4 are in meters, and 5 in 1/seconds. What are the physical amplitude and phase of the simple harmonic oscillator? (Hint: translate this into the trigonometric solution of the simple harmonic oscillator)</text:p>
      <text:p text:style-name="Standard"/>
      <text:p text:style-name="P19">Problem 3</text:p>
      <text:p text:style-name="P20"/>
      <text:p text:style-name="Standard">Compute (3 + i)<text:span text:style-name="T21">5</text:span>; give the answer is cartesian form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 Neuman</dc:creator>
    <meta:creation-date>2025-11-13T14:24:00Z</meta:creation-date>
    <dc:date>2025-11-13T14:24:00Z</dc:date>
    <meta:print-date>2025-11-13T14:23:00Z</meta:print-date>
    <meta:template xlink:href="Normal" xlink:type="simple"/>
    <meta:editing-cycles>2</meta:editing-cycles>
    <meta:editing-duration>PT60S</meta:editing-duration>
    <meta:document-statistic meta:page-count="1" meta:paragraph-count="3" meta:word-count="295" meta:character-count="1978" meta:row-count="14" meta:non-whitespace-character-count="1686"/>
  </office:meta>
</office:document-meta>
</file>

<file path=Object 1/content.xml><?xml version="1.0" encoding="utf-8"?>
<mml:math xmlns:mml="http://www.w3.org/1998/Math/MathML" xmlns:m="http://schemas.openxmlformats.org/officeDocument/2006/math">
  <mml:mi>α</mml:mi>
</mml:math>
</file>

<file path=Object 10/content.xml><?xml version="1.0" encoding="utf-8"?>
<mml:math xmlns:mml="http://www.w3.org/1998/Math/MathML" xmlns:m="http://schemas.openxmlformats.org/officeDocument/2006/math">
  <mml:mi>x</mml:mi>
  <mml:mo>=</mml:mo>
  <mml:mo>(</mml:mo>
  <mml:mn>3</mml:mn>
  <mml:mo>-</mml:mo>
  <mml:mn>4</mml:mn>
  <mml:mi>i</mml:mi>
  <mml:mo>)</mml:mo>
  <mml:msup>
    <mml:mrow>
      <mml:mi>e</mml:mi>
    </mml:mrow>
    <mml:mrow>
      <mml:mi>i</mml:mi>
      <mml:mn>5</mml:mn>
      <mml:mi>t</mml:mi>
    </mml:mrow>
  </mml:msup>
  <mml:mo>+</mml:mo>
  <mml:mo>(</mml:mo>
  <mml:mn>3</mml:mn>
  <mml:mo>+</mml:mo>
  <mml:mn>4</mml:mn>
  <mml:mi>i</mml:mi>
  <mml:mo>)</mml:mo>
  <mml:msup>
    <mml:mrow>
      <mml:mi>e</mml:mi>
    </mml:mrow>
    <mml:mrow>
      <mml:mo>-</mml:mo>
      <mml:mi>i</mml:mi>
      <mml:mn>5</mml:mn>
      <mml:mi>t</mml:mi>
    </mml:mrow>
  </mml:msup>
</mml:math>
</file>

<file path=Object 2/content.xml><?xml version="1.0" encoding="utf-8"?>
<mml:math xmlns:mml="http://www.w3.org/1998/Math/MathML" xmlns:m="http://schemas.openxmlformats.org/officeDocument/2006/math">
  <mml:mi>m</mml:mi>
  <mml:mi>x</mml:mi>
  <mml:mo>(</mml:mo>
  <mml:mi>t</mml:mi>
  <mml:mo>)</mml:mo>
  <mml:mo>=</mml:mo>
  <mml:mo>-</mml:mo>
  <mml:mi>k</mml:mi>
  <mml:mi>x</mml:mi>
  <mml:mo>(</mml:mo>
  <mml:mi>t</mml:mi>
  <mml:mo>)</mml:mo>
  <mml:mo>-</mml:mo>
  <mml:mi>γ</mml:mi>
  <mml:mi>x</mml:mi>
  <mml:mo>(</mml:mo>
  <mml:mi>t</mml:mi>
  <mml:mo>)</mml:mo>
</mml:math>
</file>

<file path=Object 3/content.xml><?xml version="1.0" encoding="utf-8"?>
<mml:math xmlns:mml="http://www.w3.org/1998/Math/MathML" xmlns:m="http://schemas.openxmlformats.org/officeDocument/2006/math">
  <mml:mi>x</mml:mi>
  <mml:mo>=</mml:mo>
  <mml:mi>A</mml:mi>
  <mml:mi>*</mml:mi>
  <mml:msup>
    <mml:mrow>
      <mml:mi>e</mml:mi>
    </mml:mrow>
    <mml:mrow>
      <mml:mi>i</mml:mi>
      <mml:mi>ω</mml:mi>
      <mml:mi>t</mml:mi>
    </mml:mrow>
  </mml:msup>
</mml:math>
</file>

<file path=Object 4/content.xml><?xml version="1.0" encoding="utf-8"?>
<mml:math xmlns:mml="http://www.w3.org/1998/Math/MathML" xmlns:m="http://schemas.openxmlformats.org/officeDocument/2006/math">
  <mml:mi>ω</mml:mi>
</mml:math>
</file>

<file path=Object 5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</mml:mrow>
    <mml:mrow>
      <mml:mn>2</mml:mn>
      <mml:mi>a</mml:mi>
    </mml:mrow>
  </mml:mfrac>
  <mml:mo>±</mml:mo>
  <mml:mfrac>
    <mml:mrow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6/content.xml><?xml version="1.0" encoding="utf-8"?>
<mml:math xmlns:mml="http://www.w3.org/1998/Math/MathML" xmlns:m="http://schemas.openxmlformats.org/officeDocument/2006/math">
  <mml:msup>
    <mml:mrow>
      <mml:mi>a</mml:mi>
      <mml:mi>x</mml:mi>
    </mml:mrow>
    <mml:mrow>
      <mml:mn>2</mml:mn>
    </mml:mrow>
  </mml:msup>
  <mml:mo>+</mml:mo>
  <mml:mi>b</mml:mi>
  <mml:mi>x</mml:mi>
  <mml:mo>+</mml:mo>
  <mml:mi>c</mml:mi>
  <mml:mo>=</mml:mo>
  <mml:mn>0</mml:mn>
</mml:math>
</file>

<file path=Object 7/content.xml><?xml version="1.0" encoding="utf-8"?>
<mml:math xmlns:mml="http://www.w3.org/1998/Math/MathML" xmlns:m="http://schemas.openxmlformats.org/officeDocument/2006/math">
  <mml:mi>ω</mml:mi>
  <mml:mo>=</mml:mo>
  <mml:mi>i</mml:mi>
  <mml:mfrac>
    <mml:mrow>
      <mml:mi>γ</mml:mi>
    </mml:mrow>
    <mml:mrow>
      <mml:mn>2</mml:mn>
      <mml:mi>m</mml:mi>
    </mml:mrow>
  </mml:mfrac>
  <mml:mo>∓</mml:mo>
  <mml:msqrt>
    <mml:mfrac>
      <mml:mrow>
        <mml:mi>k</mml:mi>
      </mml:mrow>
      <mml:mrow>
        <mml:mi>m</mml:mi>
      </mml:mrow>
    </mml:mfrac>
    <mml:mo>-</mml:mo>
    <mml:msup>
      <mml:mrow>
        <mml:mo>(</mml:mo>
        <mml:mfrac>
          <mml:mrow>
            <mml:mi>γ</mml:mi>
          </mml:mrow>
          <mml:mrow>
            <mml:mn>2</mml:mn>
            <mml:mi>m</mml:mi>
          </mml:mrow>
        </mml:mfrac>
        <mml:mo>)</mml:mo>
      </mml:mrow>
      <mml:mrow>
        <mml:mn>2</mml:mn>
      </mml:mrow>
    </mml:msup>
  </mml:msqrt>
</mml:math>
</file>

<file path=Object 8/content.xml><?xml version="1.0" encoding="utf-8"?>
<mml:math xmlns:mml="http://www.w3.org/1998/Math/MathML" xmlns:m="http://schemas.openxmlformats.org/officeDocument/2006/math">
  <mml:mi>k</mml:mi>
  <mml:mo>=</mml:mo>
  <mml:mn>100</mml:mn>
  <mml:mrow>
    <mml:mrow>
      <mml:mi>N</mml:mi>
    </mml:mrow>
    <mml:mo>/</mml:mo>
    <mml:mrow>
      <mml:mi>m</mml:mi>
    </mml:mrow>
  </mml:mrow>
</mml:math>
</file>

<file path=Object 9/content.xml><?xml version="1.0" encoding="utf-8"?>
<mml:math xmlns:mml="http://www.w3.org/1998/Math/MathML" xmlns:m="http://schemas.openxmlformats.org/officeDocument/2006/math">
  <mml:mi>γ</mml:mi>
  <mml:mo>=</mml:mo>
  <mml:mn>100</mml:mn>
  <mml:mfrac>
    <mml:mrow>
      <mml:mi>N</mml:mi>
    </mml:mrow>
    <mml:mrow>
      <mml:mrow>
        <mml:mrow>
          <mml:mi>m</mml:mi>
        </mml:mrow>
        <mml:mo>/</mml:mo>
        <mml:mrow>
          <mml:mi>s</mml:mi>
        </mml:mrow>
      </mml:mrow>
    </mml:mrow>
  </mml:mfrac>
</mml:math>
</file>